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2300dc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1013"/>
        </table:table-row>
        <table:table-row table:style-name="ro4" table:visibility="collapse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1013"/>
        </table:table-row>
        <table:table-row table:style-name="ro4" table:visibility="collapse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1013"/>
        </table:table-row>
        <table:table-row table:style-name="ro4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3"/>
        </table:table-row>
        <table:table-row table:style-name="ro4"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1020"/>
        </table:table-row>
        <table:table-row table:style-name="ro4"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.00.0000</text:date>, <text:time style:data-style-name="N2" text:time-value="0000-00-00T08:50:06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26.221636456</meta:creation-date>
    <dc:date>2014-02-21T08:52:05.684000000</dc:date>
    <meta:editing-duration>PT31S</meta:editing-duration>
    <meta:editing-cycles>4</meta:editing-cycles>
    <meta:generator>LibreOffice/4.1.4.2$Windows_x86 LibreOffice_project/0a0440ccc0227ad9829de5f46be37cfb6edcf72</meta:generator>
    <meta:document-statistic meta:table-count="2" meta:cell-count="115" meta:object-count="0"/>
  </office:meta>
</office:document-meta>
</file>